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1_10-58-51_000.jpg</text:p>
          </table:table-cell>
          <table:table-cell table:style-name="ce17" office:value-type="string">
            <text:p>:m RES 1*1 / free# JVEMV6 74#_3 / 74. dyslexia / w:学習障害；音韻認識；難読症,topic=,other=~,think~,doc=r-1-1#1.4</text:p>
          </table:table-cell>
          <table:table-cell table:style-name="ce4"/>
          <table:table-cell table:style-name="ce4"/>
          <table:table-cell table:style-name="ce4" office:value-type="string">
            <text:p>N-35-35-28.463745 E-139-34-48.940429</text:p>
          </table:table-cell>
          <table:table-cell table:style-name="ce37" table:formula="of:=IF([.E2]=&quot;&quot;;[.C2];CONCATENATE([.C2];&quot; / &quot;;[.E2]))" office:value-type="string" office:string-value=":m RES 1*1 / free# JVEMV6 74#_3 / 74. dyslexia / w:学習障害；音韻認識；難読症,topic=,other=~,think~,doc=r-1-1#1.4">
            <text:p>:m RES 1*1 / free# JVEMV6 74#_3 / 74. dyslexia / w:学習障害；音韻認識；難読症,topic=,other=~,think~,doc=r-1-1#1.4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4-21_14-48-39_000.jpg</text:p>
          </table:table-cell>
          <table:table-cell table:style-name="ce17" office:value-type="string">
            <text:p>:PHOTO 記録 / @自室 / 電池交換 / object=トイレ用：照明</text:p>
          </table:table-cell>
          <table:table-cell table:style-name="ce4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3]=&quot;&quot;;[.C3];CONCATENATE([.C3];&quot; / &quot;;[.E3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4-21_15-30-25_000.jpg</text:p>
          </table:table-cell>
          <table:table-cell table:style-name="ce20" office:value-type="string">
            <text:p>:m RES 1-2*4 / free# JVEMV6 70#_47 / 70. CO2 / w:Cu;ZnO;Fehlstellen;hydrierung;reaktionsgas;,topic=~,other=~,think~,doc=r-15-3-2#2.13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4]=&quot;&quot;;[.C4];CONCATENATE([.C4];&quot; / &quot;;[.E4]))" office:value-type="string" office:string-value=":m RES 1-2*4 / free# JVEMV6 70#_47 / 70. CO2 / w:Cu;ZnO;Fehlstellen;hydrierung;reaktionsgas;,topic=~,other=~,think~,doc=r-15-3-2#2.13">
            <text:p>:m RES 1-2*4 / free# JVEMV6 70#_47 / 70. CO2 / w:Cu;ZnO;Fehlstellen;hydrierung;reaktionsgas;,topic=~,other=~,think~,doc=r-15-3-2#2.1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1_15-30-47_000.jpg</text:p>
          </table:table-cell>
          <table:table-cell table:style-name="ce20" office:value-type="string">
            <text:p>:m RES 3-4*4 / free# JVEMV6 70#_47 / 70. CO2 / w:Cu-Zn-Legierung;benzina;proyzvotstva,topic=~,other=~,think+,doc=r-15-3-2#2.15;r-15-7-1#3.1</text:p>
          </table:table-cell>
          <table:table-cell table:style-name="ce17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5]=&quot;&quot;;[.C5];CONCATENATE([.C5];&quot; / &quot;;[.E5]))" office:value-type="string" office:string-value=":m RES 3-4*4 / free# JVEMV6 70#_47 / 70. CO2 / w:Cu-Zn-Legierung;benzina;proyzvotstva,topic=~,other=~,think+,doc=r-15-3-2#2.15;r-15-7-1#3.1">
            <text:p>:m RES 3-4*4 / free# JVEMV6 70#_47 / 70. CO2 / w:Cu-Zn-Legierung;benzina;proyzvotstva,topic=~,other=~,think+,doc=r-15-3-2#2.15;r-15-7-1#3.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1_17-42-47_000.jpg</text:p>
          </table:table-cell>
          <table:table-cell table:style-name="ce19" office:value-type="string">
            <text:p>:m RES 1*1 / free# JVEMV6 73#_11 / 73. ai / w:sample;iris,topic=,other=~,think~,doc=d-10-1#3</text:p>
          </table:table-cell>
          <table:table-cell table:style-name="ce19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6]=&quot;&quot;;[.C6];CONCATENATE([.C6];&quot; / &quot;;[.E6]))" office:value-type="string" office:string-value=":m RES 1*1 / free# JVEMV6 73#_11 / 73. ai / w:sample;iris,topic=,other=~,think~,doc=d-10-1#3">
            <text:p>:m RES 1*1 / free# JVEMV6 73#_11 / 73. ai / w:sample;iris,topic=,other=~,think~,doc=d-10-1#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1_19-03-53_000.jpg</text:p>
          </table:table-cell>
          <table:table-cell table:style-name="ce18" office:value-type="string">
            <text:p>:m :篠笛,shinobue 1*1 / session-memo / s.1:prev-1 \\\ s.2: prac,for=oct-2;oct-1;alternating,other=~,key=h-3(D),tempo=80</text:p>
          </table:table-cell>
          <table:table-cell table:style-name="ce18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7]=&quot;&quot;;[.C7];CONCATENATE([.C7];&quot; / &quot;;[.E7]))" office:value-type="string" office:string-value=":m :篠笛,shinobue 1*1 / session-memo / s.1:prev-1 \\\ s.2: prac,for=oct-2;oct-1;alternating,other=~,key=h-3(D),tempo=80">
            <text:p>:m :篠笛,shinobue 1*1 / session-memo / s.1:prev-1 \\\ s.2: prac,for=oct-2;oct-1;alternating,other=~,key=h-3(D),tempo=8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2_02-21-33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7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2_02-21-4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7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2_07-42-36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7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4-22_07-43-53_000.jpg</text:p>
          </table:table-cell>
          <table:table-cell table:style-name="ce8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7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22_08-17-28_000.jpg</text:p>
          </table:table-cell>
          <table:table-cell table:style-name="ce20" office:value-type="string">
            <text:p>:m :th / topic=自分のことについて / content=「生きていれば、何かいいことがある」、「生きていれば、何かいいことができる」</text:p>
          </table:table-cell>
          <table:table-cell table:style-name="ce28"/>
          <table:table-cell table:style-name="ce4"/>
          <table:table-cell table:style-name="ce4" office:value-type="string">
            <text:p>N-35-35-28.49121 E-139-34-49.324951</text:p>
          </table:table-cell>
          <table:table-cell table:style-name="ce37" table:formula="of:=IF([.E12]=&quot;&quot;;[.C12];CONCATENATE([.C12];&quot; / &quot;;[.E12]))" office:value-type="string" office:string-value=":m :th / topic=自分のことについて / content=「生きていれば、何かいいことがある」、「生きていれば、何かいいことができる」">
            <text:p>:m :th / topic=自分のことについて / content=「生きていれば、何かいいことがある」、「生きていれば、何かいいことができる」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1_18-48-51_000.mp4</text:p>
          </table:table-cell>
          <table:table-cell table:style-name="ce8" office:value-type="string">
            <text:p>:VIDEO / @自室 / 記録 / jap.flute / 演奏、play / f-2021-0421-1 / R=1,,for=mouth-shape:oct-2:h-1;2;3</text:p>
          </table:table-cell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VIDEO / @自室 / 記録 / jap.flute / 演奏、play / f-2021-0421-1 / R=1,,for=mouth-shape:oct-2:h-1;2;3">
            <text:p>:VIDEO / @自室 / 記録 / jap.flute / 演奏、play / f-2021-0421-1 / R=1,,for=mouth-shape:oct-2:h-1;2;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2021/04/22</text:date>, <text:time>08:5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2T08:58:06.76</dc:date>
    <dc:creator>iwabuchi ken</dc:creator>
    <meta:editing-duration>P32DT20H3M48S</meta:editing-duration>
    <meta:editing-cycles>12200</meta:editing-cycles>
    <meta:document-statistic meta:table-count="1" meta:cell-count="354" meta:object-count="0"/>
  </office:meta>
</office:document-meta>
</file>